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94ca493000" style:family="table" style:master-page-name="ta-mp-0x7f94ca493000">
      <style:table-properties table:display="true" style:writing-mode="lr-tb"/>
    </style:style>
    <style:style style:name="ta-0x7f94ca4931f0" style:family="table" style:master-page-name="ta-mp-0x7f94ca4931f0">
      <style:table-properties table:display="true" style:writing-mode="lr-tb"/>
    </style:style>
    <style:style style:name="ta-0x7f94ca4933e0" style:family="table" style:master-page-name="ta-mp-0x7f94ca4933e0">
      <style:table-properties table:display="true" style:writing-mode="lr-tb"/>
    </style:style>
    <style:style style:name="ta-0x7f94ca4935d0" style:family="table" style:master-page-name="ta-mp-0x7f94ca4935d0">
      <style:table-properties table:display="true" style:writing-mode="lr-tb"/>
    </style:style>
    <style:style style:name="ta-0x7f94ca4937c0" style:family="table" style:master-page-name="ta-mp-0x7f94ca4937c0">
      <style:table-properties table:display="true" style:writing-mode="lr-tb"/>
    </style:style>
    <style:style style:name="ta-0x7f94ca4939b0" style:family="table" style:master-page-name="ta-mp-0x7f94ca493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94ca46e74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6e99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9f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b1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c4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d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e9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701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94ca46e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b4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94ca471d9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30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89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f5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ec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a2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4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fe8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77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67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f8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94ca46fe60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d3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c10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ae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9c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08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0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d08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1a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61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86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94ca4707a0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8c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550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42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8f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7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5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0fb8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0e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45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3f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94ca471208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e3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6a8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58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be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c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13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2d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eab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6f648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cff8" style:family="table-cell" style:data-style-name="ND.0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94cac5d120" style:family="table-cell" style:data-style-name="ND.0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2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370" style:family="table-cell" style:data-style-name="ND.0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49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5c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6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4721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810" style:family="table-cell" style:data-style-name="ND.0">
      <style:table-cell-properties fo:background-color="#ccffff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93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94cac5da60" style:family="table-cell" style:data-style-name="General">
      <style:table-cell-properties fo:background-color="#ccff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78.50pt" style:use-optimal-column-width="true"/>
    </style:style>
    <style:style style:name="ACOL-2" style:family="table-column"/>
    <style:style style:name="ACOL-3" style:family="table-column">
      <style:table-column-properties style:column-width="125.25pt" style:use-optimal-column-width="true"/>
    </style:style>
    <style:style style:name="ACOL-4" style:family="table-column">
      <style:table-column-properties style:column-width="64.26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102.75pt" style:use-optimal-column-width="true"/>
    </style:style>
    <style:style style:name="ACOL-7" style:family="table-column">
      <style:table-column-properties style:column-width="116.25pt" style:use-optimal-column-width="true"/>
    </style:style>
    <style:style style:name="ACOL-8" style:family="table-column">
      <style:table-column-properties style:column-width="90.00pt" style:use-optimal-column-width="true"/>
    </style:style>
    <style:style style:name="ACOL-9" style:family="table-column">
      <style:table-column-properties style:column-width="181.50pt" style:use-optimal-column-width="true"/>
    </style:style>
    <style:style style:name="ACOL-10" style:family="table-column">
      <style:table-column-properties style:column-width="231.75pt" style:use-optimal-column-width="true"/>
    </style:style>
    <style:style style:name="ACOL-11" style:family="table-column">
      <style:table-column-properties style:column-width="278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94ca423f30" table:allow-empty-cell="true" table:display-list="unsorted" table:base-cell-address="$'TestCase'.A3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94ca41867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94ca43a3d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94ca43f60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94ca400300" table:allow-empty-cell="true" table:display-list="unsorted" table:base-cell-address="$'TestCase'.A11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94ca452920" table:allow-empty-cell="true" table:display-list="unsorted" table:base-cell-address="$'TestCase'.A13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94ca493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94ca46e74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6e990" table:content-validation-name="VAL-0x7f94ca423f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709f0" table:content-validation-name="VAL-0x7f94ca418670" office:value-type="string">
            <text:p>app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70b18" table:content-validation-name="VAL-0x7f94ca43a3d0" office:value-type="string">
            <text:p>simpleProduct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70c40" table:content-validation-name="VAL-0x7f94ca43f600" office:value-type="string">
            <text:p>validateAndAddToFavouriteListView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70d68" table:content-validation-name="VAL-0x7f94ca400300" office:value-type="string">
            <text:p>validateAndAddToFavouriteGridView</text:p>
          </table:table-cell>
          <table:table-cell table:number-columns-repeated="127" table:style-name="Gnumeric-default"/>
        </table:table-row>
        <table:table-row table:style-name="AROW-2">
          <table:table-cell table:style-name="ACE-0x7f94ca470e90" table:content-validation-name="VAL-0x7f94ca45292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94ca4701d8"/>
          <table:table-cell table:number-columns-repeated="127" table:style-name="Gnumeric-default"/>
        </table:table-row>
        <table:table-row table:style-name="AROW-0" table:number-rows-repeated="120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94ca4931f0" table:print="false">
        <office:forms form:automatic-focus="false" form:apply-design-mode="false">
          <form:form/>
        </office:forms>
        <table:table-column table:default-cell-style-name="ACE-0x7f94ca470300" table:style-name="ACOL-3"/>
        <table:table-column table:default-cell-style-name="ACE-0x7f94ca470300" table:style-name="ACOL-4"/>
        <table:table-column table:default-cell-style-name="ACE-0x7f94ca46e4f0" table:style-name="ACOL-5"/>
        <table:table-column table:default-cell-style-name="ACE-0x7f94ca46e4f0" table:style-name="ACOL-6"/>
        <table:table-column table:default-cell-style-name="ACE-0x7f94ca46e4f0" table:style-name="ACOL-7"/>
        <table:table-column table:default-cell-style-name="ACE-0x7f94ca46e4f0" table:style-name="ACOL-8"/>
        <table:table-column table:default-cell-style-name="ACE-0x7f94ca46e4f0" table:style-name="ACOL-9"/>
        <table:table-column table:default-cell-style-name="ACE-0x7f94ca46e4f0" table:style-name="ACOL-10"/>
        <table:table-column table:default-cell-style-name="ACE-0x7f94ca470300" table:style-name="ACOL-11"/>
        <table:table-column table:default-cell-style-name="ACE-0x7f94ca46e4f0" table:style-name="ACOL-0" table:number-columns-repeated="2"/>
        <table:table-column table:default-cell-style-name="ACE-0x7f94ca46e4f0" table:style-name="ACOL-10"/>
        <table:table-column table:default-cell-style-name="ACE-0x7f94ca46e4f0" table:style-name="ACOL-0" table:number-columns-repeated="116"/>
        <table:table-row table:style-name="AROW-2">
          <table:table-cell table:style-name="ACE-0x7f94ca471b48" office:value-type="string">
            <text:p>EmailID</text:p>
          </table:table-cell>
          <table:table-cell table:style-name="ACE-0x7f94ca46f898" office:value-type="string">
            <text:p>Password</text:p>
          </table:table-cell>
          <table:table-cell table:style-name="ACE-0x7f94ca471ec0" office:value-type="string">
            <text:p>MenuProductName</text:p>
          </table:table-cell>
          <table:table-cell table:style-name="ACE-0x7f94ca471ec0" office:value-type="string">
            <text:p>MenuProductName1</text:p>
          </table:table-cell>
          <table:table-cell table:style-name="ACE-0x7f94ca471ec0" office:value-type="string">
            <text:p>MenuProductName2</text:p>
          </table:table-cell>
          <table:table-cell table:style-name="ACE-0x7f94ca471ec0" office:value-type="string">
            <text:p>StorageType</text:p>
          </table:table-cell>
          <table:table-cell table:style-name="ACE-0x7f94ca471ec0" office:value-type="string">
            <text:p>SelectPendriveName</text:p>
          </table:table-cell>
          <table:table-cell table:style-name="ACE-0x7f94ca471ec0" office:value-type="string">
            <text:p>FavouriteCart</text:p>
          </table:table-cell>
          <table:table-cell table:style-name="ACE-0x7f94ca471fe8" office:value-type="string">
            <text:p>EmptyFavouriteCartMessage</text:p>
          </table:table-cell>
          <table:table-cell table:number-columns-repeated="5" table:style-name="ACE-0x7f94ca470678"/>
          <table:table-cell table:number-columns-repeated="114" table:style-name="ACE-0x7f94ca46e4f0"/>
        </table:table-row>
        <table:table-row table:style-name="AROW-2">
          <table:table-cell table:style-name="ACE-0x7f94ca471d98" office:value-type="string">
            <text:p>test2jenkins@gmail.com</text:p>
          </table:table-cell>
          <table:table-cell table:style-name="ACE-0x7f94ca46ef58" office:value-type="float" office:value="123456">
            <text:p>123456</text:p>
          </table:table-cell>
          <table:table-cell table:style-name="ACE-0x7f94ca471a20" office:value-type="string">
            <text:p>Shop By Category</text:p>
          </table:table-cell>
          <table:table-cell table:style-name="ACE-0x7f94ca471a20" office:value-type="string">
            <text:p>Computers</text:p>
          </table:table-cell>
          <table:table-cell table:style-name="ACE-0x7f94ca471a20" office:value-type="string">
            <text:p>Storage Device Special</text:p>
          </table:table-cell>
          <table:table-cell table:style-name="ACE-0x7f94ca471a20" office:value-type="string">
            <text:p>Pendrives Special</text:p>
          </table:table-cell>
          <table:table-cell table:style-name="ACE-0x7f94ca471a20" office:value-type="string">
            <text:p>Strontium Pollex 8GB USB Pen Drive</text:p>
          </table:table-cell>
          <table:table-cell table:style-name="ACE-0x7f94ca471a20" office:value-type="string">
            <text:p>SanDisk Cruzer Blade 8GB Pen Drive</text:p>
          </table:table-cell>
          <table:table-cell table:style-name="ACE-0x7f94ca46f770" office:value-type="string">
            <text:p>Your favourites list has no item.<text:line-break/>Click on ★ on the product to add and remove to this list.</text:p>
          </table:table-cell>
          <table:table-cell table:number-columns-repeated="119" table:style-name="ACE-0x7f94ca46e4f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1" gnm:cursor-row="12">
          <gnm:selection gnm:start-col="1" gnm:start-row="12" gnm:end-col="1" gnm:end-row="12"/>
        </gnm:selections>
      </table:table>
      <table:table table:name="MQA2_TestData" table:style-name="ta-0x7f94ca4933e0" table:print="false">
        <office:forms form:automatic-focus="false" form:apply-design-mode="false">
          <form:form/>
        </office:forms>
        <table:table-column table:default-cell-style-name="ACE-0x7f94ca46fd38" table:style-name="ACOL-3"/>
        <table:table-column table:default-cell-style-name="ACE-0x7f94ca46fd38" table:style-name="ACOL-4"/>
        <table:table-column table:default-cell-style-name="ACE-0x7f94ca4700b0" table:style-name="ACOL-5"/>
        <table:table-column table:default-cell-style-name="ACE-0x7f94ca4700b0" table:style-name="ACOL-6"/>
        <table:table-column table:default-cell-style-name="ACE-0x7f94ca4700b0" table:style-name="ACOL-7"/>
        <table:table-column table:default-cell-style-name="ACE-0x7f94ca4700b0" table:style-name="ACOL-8"/>
        <table:table-column table:default-cell-style-name="ACE-0x7f94ca4700b0" table:style-name="ACOL-9"/>
        <table:table-column table:default-cell-style-name="ACE-0x7f94ca4700b0" table:style-name="ACOL-10"/>
        <table:table-column table:default-cell-style-name="ACE-0x7f94ca46fd38" table:style-name="ACOL-11"/>
        <table:table-column table:default-cell-style-name="ACE-0x7f94ca4700b0" table:style-name="ACOL-0" table:number-columns-repeated="2"/>
        <table:table-column table:default-cell-style-name="ACE-0x7f94ca4700b0" table:style-name="ACOL-10"/>
        <table:table-column table:default-cell-style-name="ACE-0x7f94ca4700b0" table:style-name="ACOL-0" table:number-columns-repeated="116"/>
        <table:table-row table:style-name="AROW-2">
          <table:table-cell table:style-name="ACE-0x7f94ca46ff88" office:value-type="string">
            <text:p>EmailID</text:p>
          </table:table-cell>
          <table:table-cell table:style-name="ACE-0x7f94ca46fc10" office:value-type="string">
            <text:p>Password</text:p>
          </table:table-cell>
          <table:table-cell table:style-name="ACE-0x7f94ca46f9c0" office:value-type="string">
            <text:p>MenuProductName</text:p>
          </table:table-cell>
          <table:table-cell table:style-name="ACE-0x7f94ca46f9c0" office:value-type="string">
            <text:p>MenuProductName1</text:p>
          </table:table-cell>
          <table:table-cell table:style-name="ACE-0x7f94ca46f9c0" office:value-type="string">
            <text:p>MenuProductName2</text:p>
          </table:table-cell>
          <table:table-cell table:style-name="ACE-0x7f94ca46f9c0" office:value-type="string">
            <text:p>StorageType</text:p>
          </table:table-cell>
          <table:table-cell table:style-name="ACE-0x7f94ca46f9c0" office:value-type="string">
            <text:p>SelectPendriveName</text:p>
          </table:table-cell>
          <table:table-cell table:style-name="ACE-0x7f94ca46f9c0" office:value-type="string">
            <text:p>FavouriteCart</text:p>
          </table:table-cell>
          <table:table-cell table:style-name="ACE-0x7f94ca46ed08" office:value-type="string">
            <text:p>EmptyFavouriteCartMessage</text:p>
          </table:table-cell>
          <table:table-cell table:number-columns-repeated="5" table:style-name="ACE-0x7f94ca46e618"/>
          <table:table-cell table:number-columns-repeated="114" table:style-name="ACE-0x7f94ca4700b0"/>
        </table:table-row>
        <table:table-row table:style-name="AROW-2">
          <table:table-cell table:style-name="ACE-0x7f94ca46fe60" office:value-type="string">
            <text:p>test2jenkins@gmail.com</text:p>
          </table:table-cell>
          <table:table-cell table:style-name="ACE-0x7f94ca46fae8" office:value-type="float" office:value="123456">
            <text:p>123456</text:p>
          </table:table-cell>
          <table:table-cell table:style-name="ACE-0x7f94ca46f080" office:value-type="string">
            <text:p>Shop By Category</text:p>
          </table:table-cell>
          <table:table-cell table:style-name="ACE-0x7f94ca46f080" office:value-type="string">
            <text:p>Computers</text:p>
          </table:table-cell>
          <table:table-cell table:style-name="ACE-0x7f94ca46f080" office:value-type="string">
            <text:p>Storage Device Special</text:p>
          </table:table-cell>
          <table:table-cell table:style-name="ACE-0x7f94ca46f080" office:value-type="string">
            <text:p>Pendrives Special</text:p>
          </table:table-cell>
          <table:table-cell table:style-name="ACE-0x7f94ca46f080" office:value-type="string">
            <text:p>Strontium Pollex 8GB USB Pen Drive</text:p>
          </table:table-cell>
          <table:table-cell table:style-name="ACE-0x7f94ca46f080" office:value-type="string">
            <text:p>SanDisk Cruzer Blade 8GB Pen Drive</text:p>
          </table:table-cell>
          <table:table-cell table:style-name="ACE-0x7f94ca46f1a8" office:value-type="string">
            <text:p>Your favourites list has no item.<text:line-break/>Click on ★ on the product to add and remove to this list.</text:p>
          </table:table-cell>
          <table:table-cell table:number-columns-repeated="119" table:style-name="ACE-0x7f94ca4700b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94ca4935d0" table:print="false">
        <office:forms form:automatic-focus="false" form:apply-design-mode="false">
          <form:form/>
        </office:forms>
        <table:table-column table:default-cell-style-name="ACE-0x7f94ca4708c8" table:style-name="ACOL-3"/>
        <table:table-column table:default-cell-style-name="ACE-0x7f94ca4708c8" table:style-name="ACOL-4"/>
        <table:table-column table:default-cell-style-name="ACE-0x7f94ca46f520" table:style-name="ACOL-5"/>
        <table:table-column table:default-cell-style-name="ACE-0x7f94ca46f520" table:style-name="ACOL-6"/>
        <table:table-column table:default-cell-style-name="ACE-0x7f94ca46f520" table:style-name="ACOL-7"/>
        <table:table-column table:default-cell-style-name="ACE-0x7f94ca46f520" table:style-name="ACOL-8"/>
        <table:table-column table:default-cell-style-name="ACE-0x7f94ca46f520" table:style-name="ACOL-9"/>
        <table:table-column table:default-cell-style-name="ACE-0x7f94ca46f520" table:style-name="ACOL-10"/>
        <table:table-column table:default-cell-style-name="ACE-0x7f94ca4708c8" table:style-name="ACOL-11"/>
        <table:table-column table:default-cell-style-name="ACE-0x7f94ca46f520" table:style-name="ACOL-0" table:number-columns-repeated="2"/>
        <table:table-column table:default-cell-style-name="ACE-0x7f94ca46f520" table:style-name="ACOL-10"/>
        <table:table-column table:default-cell-style-name="ACE-0x7f94ca46f520" table:style-name="ACOL-0" table:number-columns-repeated="116"/>
        <table:table-row table:style-name="AROW-2">
          <table:table-cell table:style-name="ACE-0x7f94ca46e868" office:value-type="string">
            <text:p>EmailID</text:p>
          </table:table-cell>
          <table:table-cell table:style-name="ACE-0x7f94ca470550" office:value-type="string">
            <text:p>Password</text:p>
          </table:table-cell>
          <table:table-cell table:style-name="ACE-0x7f94ca4718f8" office:value-type="string">
            <text:p>MenuProductName</text:p>
          </table:table-cell>
          <table:table-cell table:style-name="ACE-0x7f94ca4718f8" office:value-type="string">
            <text:p>MenuProductName1</text:p>
          </table:table-cell>
          <table:table-cell table:style-name="ACE-0x7f94ca4718f8" office:value-type="string">
            <text:p>MenuProductName2</text:p>
          </table:table-cell>
          <table:table-cell table:style-name="ACE-0x7f94ca4718f8" office:value-type="string">
            <text:p>StorageType</text:p>
          </table:table-cell>
          <table:table-cell table:style-name="ACE-0x7f94ca4718f8" office:value-type="string">
            <text:p>SelectPendriveName</text:p>
          </table:table-cell>
          <table:table-cell table:style-name="ACE-0x7f94ca4718f8" office:value-type="string">
            <text:p>FavouriteCart</text:p>
          </table:table-cell>
          <table:table-cell table:style-name="ACE-0x7f94ca470fb8" office:value-type="string">
            <text:p>EmptyFavouriteCartMessage</text:p>
          </table:table-cell>
          <table:table-cell table:number-columns-repeated="5" table:style-name="ACE-0x7f94ca471458"/>
          <table:table-cell table:number-columns-repeated="114" table:style-name="ACE-0x7f94ca46f520"/>
        </table:table-row>
        <table:table-row table:style-name="AROW-2">
          <table:table-cell table:style-name="ACE-0x7f94ca4707a0" office:value-type="string">
            <text:p>test2jenkins@gmail.com</text:p>
          </table:table-cell>
          <table:table-cell table:style-name="ACE-0x7f94ca470428" office:value-type="float" office:value="123456">
            <text:p>123456</text:p>
          </table:table-cell>
          <table:table-cell table:style-name="ACE-0x7f94ca4717d0" office:value-type="string">
            <text:p>Shop By Category</text:p>
          </table:table-cell>
          <table:table-cell table:style-name="ACE-0x7f94ca4717d0" office:value-type="string">
            <text:p>Computers</text:p>
          </table:table-cell>
          <table:table-cell table:style-name="ACE-0x7f94ca4717d0" office:value-type="string">
            <text:p>Storage Device Special</text:p>
          </table:table-cell>
          <table:table-cell table:style-name="ACE-0x7f94ca4717d0" office:value-type="string">
            <text:p>Pendrives Special</text:p>
          </table:table-cell>
          <table:table-cell table:style-name="ACE-0x7f94ca4717d0" office:value-type="string">
            <text:p>Strontium Pollex 8GB USB Pen Drive</text:p>
          </table:table-cell>
          <table:table-cell table:style-name="ACE-0x7f94ca4717d0" office:value-type="string">
            <text:p>SanDisk Cruzer Blade 8GB Pen Drive</text:p>
          </table:table-cell>
          <table:table-cell table:style-name="ACE-0x7f94ca4710e0" office:value-type="string">
            <text:p>Your favourites list has no item.<text:line-break/>Click on ★ on the product to add and remove to this list.</text:p>
          </table:table-cell>
          <table:table-cell table:number-columns-repeated="119" table:style-name="ACE-0x7f94ca46f52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94ca4937c0" table:print="false">
        <office:forms form:automatic-focus="false" form:apply-design-mode="false">
          <form:form/>
        </office:forms>
        <table:table-column table:default-cell-style-name="ACE-0x7f94ca46ee30" table:style-name="ACOL-3"/>
        <table:table-column table:default-cell-style-name="ACE-0x7f94ca46ee30" table:style-name="ACOL-4"/>
        <table:table-column table:default-cell-style-name="ACE-0x7f94ca471330" table:style-name="ACOL-5"/>
        <table:table-column table:default-cell-style-name="ACE-0x7f94ca471330" table:style-name="ACOL-6"/>
        <table:table-column table:default-cell-style-name="ACE-0x7f94ca471330" table:style-name="ACOL-7"/>
        <table:table-column table:default-cell-style-name="ACE-0x7f94ca471330" table:style-name="ACOL-8"/>
        <table:table-column table:default-cell-style-name="ACE-0x7f94ca471330" table:style-name="ACOL-9"/>
        <table:table-column table:default-cell-style-name="ACE-0x7f94ca471330" table:style-name="ACOL-10"/>
        <table:table-column table:default-cell-style-name="ACE-0x7f94ca46ee30" table:style-name="ACOL-11"/>
        <table:table-column table:default-cell-style-name="ACE-0x7f94ca471330" table:style-name="ACOL-0" table:number-columns-repeated="2"/>
        <table:table-column table:default-cell-style-name="ACE-0x7f94ca471330" table:style-name="ACOL-10"/>
        <table:table-column table:default-cell-style-name="ACE-0x7f94ca471330" table:style-name="ACOL-0" table:number-columns-repeated="116"/>
        <table:table-row table:style-name="AROW-2">
          <table:table-cell table:style-name="ACE-0x7f94ca46f3f8" office:value-type="string">
            <text:p>EmailID</text:p>
          </table:table-cell>
          <table:table-cell table:style-name="ACE-0x7f94ca4716a8" office:value-type="string">
            <text:p>Password</text:p>
          </table:table-cell>
          <table:table-cell table:style-name="ACE-0x7f94ca46ebe0" office:value-type="string">
            <text:p>MenuProductName</text:p>
          </table:table-cell>
          <table:table-cell table:style-name="ACE-0x7f94ca46ebe0" office:value-type="string">
            <text:p>MenuProductName1</text:p>
          </table:table-cell>
          <table:table-cell table:style-name="ACE-0x7f94ca46ebe0" office:value-type="string">
            <text:p>MenuProductName2</text:p>
          </table:table-cell>
          <table:table-cell table:style-name="ACE-0x7f94ca46ebe0" office:value-type="string">
            <text:p>StorageType</text:p>
          </table:table-cell>
          <table:table-cell table:style-name="ACE-0x7f94ca46ebe0" office:value-type="string">
            <text:p>SelectPendriveName</text:p>
          </table:table-cell>
          <table:table-cell table:style-name="ACE-0x7f94ca46ebe0" office:value-type="string">
            <text:p>FavouriteCart</text:p>
          </table:table-cell>
          <table:table-cell table:style-name="ACE-0x7f94ca46f2d0" office:value-type="string">
            <text:p>EmptyFavouriteCartMessage</text:p>
          </table:table-cell>
          <table:table-cell table:number-columns-repeated="5" table:style-name="ACE-0x7f94ca46f648"/>
          <table:table-cell table:number-columns-repeated="114" table:style-name="ACE-0x7f94ca471330"/>
        </table:table-row>
        <table:table-row table:style-name="AROW-2">
          <table:table-cell table:style-name="ACE-0x7f94ca471208" office:value-type="string">
            <text:p>test2jenkins@gmail.com</text:p>
          </table:table-cell>
          <table:table-cell table:style-name="ACE-0x7f94ca471580" office:value-type="float" office:value="123456">
            <text:p>123456</text:p>
          </table:table-cell>
          <table:table-cell table:style-name="ACE-0x7f94ca471c70" office:value-type="string">
            <text:p>Shop By Category</text:p>
          </table:table-cell>
          <table:table-cell table:style-name="ACE-0x7f94ca471c70" office:value-type="string">
            <text:p>Computers</text:p>
          </table:table-cell>
          <table:table-cell table:style-name="ACE-0x7f94ca471c70" office:value-type="string">
            <text:p>Storage Device Special</text:p>
          </table:table-cell>
          <table:table-cell table:style-name="ACE-0x7f94ca471c70" office:value-type="string">
            <text:p>Pendrives Special</text:p>
          </table:table-cell>
          <table:table-cell table:style-name="ACE-0x7f94ca471c70" office:value-type="string">
            <text:p>Strontium Pollex 8GB USB Pen Drive</text:p>
          </table:table-cell>
          <table:table-cell table:style-name="ACE-0x7f94ca471c70" office:value-type="string">
            <text:p>SanDisk Cruzer Blade 8GB Pen Drive</text:p>
          </table:table-cell>
          <table:table-cell table:style-name="ACE-0x7f94ca46eab8" office:value-type="string">
            <text:p>Your favourites list has no item.<text:line-break/>Click on ★ on the product to add and remove to this list.</text:p>
          </table:table-cell>
          <table:table-cell table:number-columns-repeated="119" table:style-name="ACE-0x7f94ca47133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94ca4939b0" table:print="false">
        <office:forms form:automatic-focus="false" form:apply-design-mode="false">
          <form:form/>
        </office:forms>
        <table:table-column table:default-cell-style-name="ACE-0x7f94cac5d248" table:style-name="ACOL-3"/>
        <table:table-column table:default-cell-style-name="ACE-0x7f94cac5d248" table:style-name="ACOL-4"/>
        <table:table-column table:default-cell-style-name="ACE-0x7f94ca472110" table:style-name="ACOL-5"/>
        <table:table-column table:default-cell-style-name="ACE-0x7f94ca472110" table:style-name="ACOL-6"/>
        <table:table-column table:default-cell-style-name="ACE-0x7f94ca472110" table:style-name="ACOL-7"/>
        <table:table-column table:default-cell-style-name="ACE-0x7f94ca472110" table:style-name="ACOL-8"/>
        <table:table-column table:default-cell-style-name="ACE-0x7f94ca472110" table:style-name="ACOL-9"/>
        <table:table-column table:default-cell-style-name="ACE-0x7f94ca472110" table:style-name="ACOL-10"/>
        <table:table-column table:default-cell-style-name="ACE-0x7f94cac5d248" table:style-name="ACOL-11"/>
        <table:table-column table:default-cell-style-name="ACE-0x7f94ca472110" table:style-name="ACOL-0" table:number-columns-repeated="2"/>
        <table:table-column table:default-cell-style-name="ACE-0x7f94ca472110" table:style-name="ACOL-10"/>
        <table:table-column table:default-cell-style-name="ACE-0x7f94ca472110" table:style-name="ACOL-0" table:number-columns-repeated="116"/>
        <table:table-row table:style-name="AROW-2">
          <table:table-cell table:style-name="ACE-0x7f94cac5cff8" office:value-type="string">
            <text:p>EmailID</text:p>
          </table:table-cell>
          <table:table-cell table:style-name="ACE-0x7f94cac5d370" office:value-type="string">
            <text:p>Password</text:p>
          </table:table-cell>
          <table:table-cell table:style-name="ACE-0x7f94cac5d5c0" office:value-type="string">
            <text:p>MenuProductName</text:p>
          </table:table-cell>
          <table:table-cell table:style-name="ACE-0x7f94cac5d5c0" office:value-type="string">
            <text:p>MenuProductName1</text:p>
          </table:table-cell>
          <table:table-cell table:style-name="ACE-0x7f94cac5d5c0" office:value-type="string">
            <text:p>MenuProductName2</text:p>
          </table:table-cell>
          <table:table-cell table:style-name="ACE-0x7f94cac5d5c0" office:value-type="string">
            <text:p>StorageType</text:p>
          </table:table-cell>
          <table:table-cell table:style-name="ACE-0x7f94cac5d5c0" office:value-type="string">
            <text:p>SelectPendriveName</text:p>
          </table:table-cell>
          <table:table-cell table:style-name="ACE-0x7f94cac5d5c0" office:value-type="string">
            <text:p>FavouriteCart</text:p>
          </table:table-cell>
          <table:table-cell table:style-name="ACE-0x7f94cac5d810" office:value-type="string">
            <text:p>EmptyFavouriteCartMessage</text:p>
          </table:table-cell>
          <table:table-cell table:number-columns-repeated="5" table:style-name="ACE-0x7f94cac5da60"/>
          <table:table-cell table:number-columns-repeated="114" table:style-name="ACE-0x7f94ca472110"/>
        </table:table-row>
        <table:table-row table:style-name="AROW-2">
          <table:table-cell table:style-name="ACE-0x7f94cac5d120" office:value-type="string">
            <text:p>test2jenkins@gmail.com</text:p>
          </table:table-cell>
          <table:table-cell table:style-name="ACE-0x7f94cac5d498" office:value-type="float" office:value="123456">
            <text:p>123456</text:p>
          </table:table-cell>
          <table:table-cell table:style-name="ACE-0x7f94cac5d6e8" office:value-type="string">
            <text:p>Shop By Category</text:p>
          </table:table-cell>
          <table:table-cell table:style-name="ACE-0x7f94cac5d6e8" office:value-type="string">
            <text:p>Computers</text:p>
          </table:table-cell>
          <table:table-cell table:style-name="ACE-0x7f94cac5d6e8" office:value-type="string">
            <text:p>Storage Device Special</text:p>
          </table:table-cell>
          <table:table-cell table:style-name="ACE-0x7f94cac5d6e8" office:value-type="string">
            <text:p>Pendrives Special</text:p>
          </table:table-cell>
          <table:table-cell table:style-name="ACE-0x7f94cac5d6e8" office:value-type="string">
            <text:p>Strontium Pollex 8GB USB Pen Drive</text:p>
          </table:table-cell>
          <table:table-cell table:style-name="ACE-0x7f94cac5d6e8" office:value-type="string">
            <text:p>SanDisk Cruzer Blade 8GB Pen Drive</text:p>
          </table:table-cell>
          <table:table-cell table:style-name="ACE-0x7f94cac5d938" office:value-type="string">
            <text:p>Your favourites list has no item.<text:line-break/>Click on ★ on the product to add and remove to this list.</text:p>
          </table:table-cell>
          <table:table-cell table:number-columns-repeated="119" table:style-name="ACE-0x7f94ca472110"/>
        </table:table-row>
        <table:table-row table:style-name="AROW-0">
          <table:table-cell table:number-columns-repeated="128"/>
        </table:table-row>
        <table:table-row table:style-name="AROW-2" table:number-rows-repeated="2">
          <table:table-cell table:number-columns-repeated="128"/>
        </table:table-row>
        <table:table-row table:style-name="AROW-0" table:number-rows-repeated="13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09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94ca418f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4ca401a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4cab52f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4cabcf7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4cabea5d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94cac409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94ca493000" style:display-name="TestCase" style:page-layout-name="pl-0x7f94ca418f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4ca4931f0" style:display-name="MQA1_TestData" style:page-layout-name="pl-0x7f94ca401a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4ca4933e0" style:display-name="MQA2_TestData" style:page-layout-name="pl-0x7f94cab52f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4ca4935d0" style:display-name="MQA3_TestData" style:page-layout-name="pl-0x7f94cabcf7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4ca4937c0" style:display-name="MQA4_TestData" style:page-layout-name="pl-0x7f94cabea5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94ca4939b0" style:display-name="MQA5_TestData" style:page-layout-name="pl-0x7f94cac409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18:24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